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4.699cm"/>
    </style:style>
    <style:style style:name="co8" style:family="table-column">
      <style:table-column-properties fo:break-before="auto" style:column-width="2.769cm"/>
    </style:style>
    <style:style style:name="co9" style:family="table-column">
      <style:table-column-properties fo:break-before="auto" style:column-width="0.866cm"/>
    </style:style>
    <style:style style:name="co10" style:family="table-column">
      <style:table-column-properties fo:break-before="auto" style:column-width="0.755cm"/>
    </style:style>
    <style:style style:name="co11" style:family="table-column">
      <style:table-column-properties fo:break-before="auto" style:column-width="0.699cm"/>
    </style:style>
    <style:style style:name="co12" style:family="table-column">
      <style:table-column-properties fo:break-before="auto" style:column-width="2.489cm"/>
    </style:style>
    <style:style style:name="co13" style:family="table-column">
      <style:table-column-properties fo:break-before="auto" style:column-width="2.461cm"/>
    </style:style>
    <style:style style:name="co14" style:family="table-column">
      <style:table-column-properties fo:break-before="auto" style:column-width="2.21cm"/>
    </style:style>
    <style:style style:name="co15" style:family="table-column">
      <style:table-column-properties fo:break-before="auto" style:column-width="2.545cm"/>
    </style:style>
    <style:style style:name="co16" style:family="table-column">
      <style:table-column-properties fo:break-before="auto" style:column-width="2.35cm"/>
    </style:style>
    <style:style style:name="co17" style:family="table-column">
      <style:table-column-properties fo:break-before="auto" style:column-width="2.628cm"/>
    </style:style>
    <style:style style:name="co18" style:family="table-column">
      <style:table-column-properties fo:break-before="auto" style:column-width="2.713cm"/>
    </style:style>
    <style:style style:name="co19" style:family="table-column">
      <style:table-column-properties fo:break-before="auto" style:column-width="2.517cm"/>
    </style:style>
    <style:style style:name="co20" style:family="table-column">
      <style:table-column-properties fo:break-before="auto" style:column-width="2.379cm"/>
    </style:style>
    <style:style style:name="co21" style:family="table-column">
      <style:table-column-properties fo:break-before="auto" style:column-width="2.909cm"/>
    </style:style>
    <style:style style:name="co22" style:family="table-column">
      <style:table-column-properties fo:break-before="auto" style:column-width="2.798cm"/>
    </style:style>
    <style:style style:name="co23" style:family="table-column">
      <style:table-column-properties fo:break-before="auto" style:column-width="3.103cm"/>
    </style:style>
    <style:style style:name="co24" style:family="table-column">
      <style:table-column-properties fo:break-before="auto" style:column-width="3.161cm"/>
    </style:style>
    <style:style style:name="co25" style:family="table-column">
      <style:table-column-properties fo:break-before="auto" style:column-width="2.602cm"/>
    </style:style>
    <style:style style:name="co26" style:family="table-column">
      <style:table-column-properties fo:break-before="auto" style:column-width="2.238cm"/>
    </style:style>
    <style:style style:name="co27" style:family="table-column">
      <style:table-column-properties fo:break-before="auto" style:column-width="11.243cm"/>
    </style:style>
    <style:style style:name="ro1" style:family="table-row">
      <style:table-row-properties style:row-height="1.21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2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D34"/>
      <style:map style:condition="cell-content()=&quot;light blue&quot;" style:apply-style-name="ConditionalStyle_5f_16" style:base-cell-address="Groups.AD34"/>
      <style:map style:condition="cell-content()=&quot;green&quot;" style:apply-style-name="ConditionalStyle_5f_17" style:base-cell-address="Groups.AD34"/>
      <style:map style:condition="cell-content()=&quot;red&quot;" style:apply-style-name="ConditionalStyle_5f_18" style:base-cell-address="Groups.AD34"/>
      <style:map style:condition="cell-content()=&quot;black&quot;" style:apply-style-name="ConditionalStyle_5f_19" style:base-cell-address="Groups.AD34"/>
      <style:map style:condition="cell-content()=&quot;yellow&quot;" style:apply-style-name="ConditionalStyle_5f_20" style:base-cell-address="Groups.AD34"/>
      <style:map style:condition="cell-content()=&quot;blue&quot;" style:apply-style-name="ConditionalStyle_5f_21" style:base-cell-address="Groups.AD34"/>
    </style:style>
    <style:style style:name="ce36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Misc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Misc.E2">
          <table:error-message table:message-type="stop" table:display="true"/>
        </table:content-validation>
        <table:content-validation table:name="val3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Misc.E130">
          <table:error-message table:message-type="stop" table:display="true"/>
        </table:content-validation>
        <table:content-validation table:name="val4" table:condition="of:cell-content-is-decimal-number() and cell-content-is-between(20,2000)" table:allow-empty-cell="true" table:base-cell-address="Misc.G2">
          <table:error-message table:message-type="stop" table:display="true"/>
        </table:content-validation>
        <table:content-validation table:name="val5" table:condition="of:cell-content-is-in-list(&quot;+60&quot;;&quot;+55&quot;;&quot;+50&quot;;&quot;+45&quot;;&quot;+40&quot;;&quot;+35&quot;;&quot;+30&quot;;&quot;+25&quot;;&quot;+20&quot;;&quot;+15&quot;;&quot;+10&quot;;&quot;+5&quot;;&quot;&quot;)" table:allow-empty-cell="true" table:display-list="unsorted" table:base-cell-address="Misc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number-columns-repeated="16338" table:default-cell-style-name="Default"/>
        <table:table-column table:style-name="co6" table:number-columns-repeated="2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3"/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  <table:table-cell table:style-name="ce13"/>
          <table:table-cell table:style-name="ce14" office:value-type="string" calcext:value-type="string">
            <text:p>Mute1</text:p>
          </table:table-cell>
          <table:table-cell table:style-name="ce14" office:value-type="string" calcext:value-type="string">
            <text:p>Mute2</text:p>
          </table:table-cell>
          <table:table-cell table:style-name="ce14" office:value-type="string" calcext:value-type="string">
            <text:p>Mute3</text:p>
          </table:table-cell>
          <table:table-cell table:style-name="ce14" office:value-type="string" calcext:value-type="string">
            <text:p>Mute4</text:p>
          </table:table-cell>
          <table:table-cell table:style-name="ce14" office:value-type="string" calcext:value-type="string">
            <text:p>Mute5</text:p>
          </table:table-cell>
          <table:table-cell table:style-name="ce14" office:value-type="string" calcext:value-type="string">
            <text:p>Mute6</text:p>
          </table:table-cell>
          <table:table-cell table:style-name="ce14" office:value-type="string" calcext:value-type="string">
            <text:p>Mute7</text:p>
          </table:table-cell>
          <table:table-cell table:style-name="ce14" office:value-type="string" calcext:value-type="string">
            <text:p>Mute8</text:p>
          </table:table-cell>
          <table:table-cell table:style-name="ce13" table:number-columns-repeated="16338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float" office:value="73" calcext:value-type="float">
            <text:p>7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float" office:value="94" calcext:value-type="float">
            <text:p>9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float" office:value="102" calcext:value-type="float">
            <text:p>10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float" office:value="104" calcext:value-type="float">
            <text:p>10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float" office:value="106" calcext:value-type="float">
            <text:p>10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float" office:value="107" calcext:value-type="float">
            <text:p>10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float" office:value="108" calcext:value-type="float">
            <text:p>10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float" office:value="109" calcext:value-type="float">
            <text:p>10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float" office:value="111" calcext:value-type="float">
            <text:p>11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float" office:value="112" calcext:value-type="float">
            <text:p>11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float" office:value="113" calcext:value-type="float">
            <text:p>11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float" office:value="115" calcext:value-type="float">
            <text:p>11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float" office:value="116" calcext:value-type="float">
            <text:p>11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float" office:value="117" calcext:value-type="float">
            <text:p>11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float" office:value="118" calcext:value-type="float">
            <text:p>11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float" office:value="119" calcext:value-type="float">
            <text:p>11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float" office:value="122" calcext:value-type="float">
            <text:p>12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float" office:value="123" calcext:value-type="float">
            <text:p>12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float" office:value="124" calcext:value-type="float">
            <text:p>12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float" office:value="125" calcext:value-type="float">
            <text:p>12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float" office:value="126" calcext:value-type="float">
            <text:p>12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3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3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1:Channels.I1048576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7" table:default-cell-style-name="ce11"/>
        <table:table-column table:style-name="co8" table:default-cell-style-name="ce2"/>
        <table:table-column table:style-name="co9" table:number-columns-repeated="2" table:default-cell-style-name="ce2"/>
        <table:table-column table:style-name="co10" table:number-columns-repeated="8" table:default-cell-style-name="ce2"/>
        <table:table-column table:style-name="co11" table:number-columns-repeated="4" table:default-cell-style-name="ce2"/>
        <table:table-column table:style-name="co10" table:default-cell-style-name="ce2"/>
        <table:table-column table:style-name="co10" table:number-columns-repeated="2" table:default-cell-style-name="ce11"/>
        <table:table-column table:style-name="co11" table:number-columns-repeated="2" table:default-cell-style-name="ce11"/>
        <table:table-column table:style-name="co6" table:number-columns-repeated="16363"/>
        <table:table-row table:style-name="ro3">
          <table:table-cell table:style-name="ce15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7" office:value-type="string" calcext:value-type="string">
            <text:p>Socket Number</text:p>
          </table:table-cell>
          <table:table-cell table:style-name="ce18" office:value-type="string" calcext:value-type="string">
            <text:p>Local Phantom</text:p>
          </table:table-cell>
          <table:table-cell table:style-name="ce18" office:value-type="string" calcext:value-type="string">
            <text:p>Local Pad</text:p>
          </table:table-cell>
          <table:table-cell table:style-name="ce18" office:value-type="string" calcext:value-type="string">
            <text:p>Local Gain</text:p>
          </table:table-cell>
          <table:table-cell table:style-name="ce19"/>
          <table:table-cell table:style-name="ce20" office:value-type="string" calcext:value-type="string">
            <text:p>DX1 Phantom</text:p>
          </table:table-cell>
          <table:table-cell table:style-name="ce20" office:value-type="string" calcext:value-type="string">
            <text:p>DX1 Pad</text:p>
          </table:table-cell>
          <table:table-cell table:style-name="ce20" office:value-type="string" calcext:value-type="string">
            <text:p>DX1 Gain</text:p>
          </table:table-cell>
          <table:table-cell table:style-name="ce19"/>
          <table:table-cell table:style-name="ce21" office:value-type="string" calcext:value-type="string">
            <text:p>DX3 Phantom</text:p>
          </table:table-cell>
          <table:table-cell table:style-name="ce21" office:value-type="string" calcext:value-type="string">
            <text:p>DX3 Pad</text:p>
          </table:table-cell>
          <table:table-cell table:style-name="ce21" office:value-type="string" calcext:value-type="string">
            <text:p>DX3 Gain</text:p>
          </table:table-cell>
          <table:table-cell table:style-name="ce19"/>
          <table:table-cell table:style-name="ce22" office:value-type="string" calcext:value-type="string">
            <text:p>Slink Phantom</text:p>
          </table:table-cell>
          <table:table-cell table:style-name="ce22" office:value-type="string" calcext:value-type="string">
            <text:p>Slink Pad</text:p>
          </table:table-cell>
          <table:table-cell table:style-name="ce22" office:value-type="string" calcext:value-type="string">
            <text:p>Slink Gain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table:style-name="ce16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table:style-name="ce16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table:style-name="ce16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table:table-column table:style-name="co6" table:default-cell-style-name="ce2"/>
        <table:table-column table:style-name="co12" table:number-columns-repeated="2" table:default-cell-style-name="ce11"/>
        <table:table-column table:style-name="co13" table:default-cell-style-name="ce11"/>
        <table:table-column table:style-name="co13" table:default-cell-style-name="ce2"/>
        <table:table-column table:style-name="co14" table:default-cell-style-name="ce11"/>
        <table:table-column table:style-name="co6" table:number-columns-repeated="2" table:default-cell-style-name="Default"/>
        <table:table-column table:style-name="co15" table:default-cell-style-name="ce2"/>
        <table:table-column table:style-name="co16" table:default-cell-style-name="ce11"/>
        <table:table-column table:style-name="co6" table:number-columns-repeated="2" table:default-cell-style-name="Default"/>
        <table:table-column table:style-name="co6" table:default-cell-style-name="ce2"/>
        <table:table-column table:style-name="co12" table:default-cell-style-name="ce11"/>
        <table:table-column table:style-name="co6" table:number-columns-repeated="2" table:default-cell-style-name="Default"/>
        <table:table-column table:style-name="co17" table:default-cell-style-name="ce2"/>
        <table:table-column table:style-name="co18" table:default-cell-style-name="ce11"/>
        <table:table-column table:style-name="co19" table:default-cell-style-name="ce11"/>
        <table:table-column table:style-name="co6" table:default-cell-style-name="Default"/>
        <table:table-column table:style-name="co12" table:default-cell-style-name="ce2"/>
        <table:table-column table:style-name="co15" table:default-cell-style-name="ce11"/>
        <table:table-column table:style-name="co20" table:default-cell-style-name="ce11"/>
        <table:table-column table:style-name="co13" table:default-cell-style-name="ce11"/>
        <table:table-column table:style-name="co17" table:default-cell-style-name="ce2"/>
        <table:table-column table:style-name="co21" table:default-cell-style-name="ce11"/>
        <table:table-column table:style-name="co18" table:default-cell-style-name="ce11"/>
        <table:table-column table:style-name="co6" table:default-cell-style-name="Default"/>
        <table:table-column table:style-name="co22" table:default-cell-style-name="ce11"/>
        <table:table-column table:style-name="co6" table:number-columns-repeated="3" table:default-cell-style-name="Default"/>
        <table:table-column table:style-name="co21" table:default-cell-style-name="ce11"/>
        <table:table-column table:style-name="co6" table:number-columns-repeated="4" table:default-cell-style-name="Default"/>
        <table:table-column table:style-name="co23" table:default-cell-style-name="ce11"/>
        <table:table-column table:style-name="co24" table:default-cell-style-name="ce11"/>
        <table:table-column table:style-name="co6" table:number-columns-repeated="16345"/>
        <table:table-row table:style-name="ro4">
          <table:table-cell table:style-name="ce23" office:value-type="string" calcext:value-type="string">
            <text:p>DCA</text:p>
          </table:table-cell>
          <table:table-cell table:style-name="ce23" office:value-type="string" calcext:value-type="string">
            <text:p>DCA Name</text:p>
          </table:table-cell>
          <table:table-cell table:style-name="ce23" office:value-type="string" calcext:value-type="string">
            <text:p>DCA Color</text:p>
          </table:table-cell>
          <table:table-cell table:style-name="ce27"/>
          <table:table-cell table:style-name="ce28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8" office:value-type="string" calcext:value-type="string">
            <text:p>Aux Color</text:p>
          </table:table-cell>
          <table:table-cell table:style-name="ce27"/>
          <table:table-cell table:style-name="ce28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8" office:value-type="string" calcext:value-type="string">
            <text:p>StAux Color</text:p>
          </table:table-cell>
          <table:table-cell table:style-name="ce27"/>
          <table:table-cell table:style-name="ce32" office:value-type="string" calcext:value-type="string">
            <text:p>Mono Group</text:p>
          </table:table-cell>
          <table:table-cell table:style-name="ce32" office:value-type="string" calcext:value-type="string">
            <text:p>Group Name</text:p>
          </table:table-cell>
          <table:table-cell table:style-name="ce32" office:value-type="string" calcext:value-type="string">
            <text:p>Group Color</text:p>
          </table:table-cell>
          <table:table-cell table:style-name="ce27"/>
          <table:table-cell table:style-name="ce32" office:value-type="string" calcext:value-type="string">
            <text:p>Stereo Group</text:p>
          </table:table-cell>
          <table:table-cell table:style-name="ce32" office:value-type="string" calcext:value-type="string">
            <text:p>StGroup Name</text:p>
          </table:table-cell>
          <table:table-cell table:style-name="ce32" office:value-type="string" calcext:value-type="string">
            <text:p>StGroup Color</text:p>
          </table:table-cell>
          <table:table-cell table:style-name="ce27"/>
          <table:table-cell table:style-name="ce33" office:value-type="string" calcext:value-type="string">
            <text:p>Mono Matrix</text:p>
          </table:table-cell>
          <table:table-cell table:style-name="ce33" office:value-type="string" calcext:value-type="string">
            <text:p>Matrix Name</text:p>
          </table:table-cell>
          <table:table-cell table:style-name="ce33" office:value-type="string" calcext:value-type="string">
            <text:p>Matrix Color</text:p>
          </table:table-cell>
          <table:table-cell table:style-name="ce27"/>
          <table:table-cell table:style-name="ce33" office:value-type="string" calcext:value-type="string">
            <text:p>Stereo Matrix</text:p>
          </table:table-cell>
          <table:table-cell table:style-name="ce33" office:value-type="string" calcext:value-type="string">
            <text:p>StMatrix Name</text:p>
          </table:table-cell>
          <table:table-cell table:style-name="ce33" office:value-type="string" calcext:value-type="string">
            <text:p>StMatrix Color</text:p>
          </table:table-cell>
          <table:table-cell table:style-name="ce11"/>
          <table:table-cell table:style-name="ce28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8" office:value-type="string" calcext:value-type="string">
            <text:p>FX Color</text:p>
          </table:table-cell>
          <table:table-cell table:style-name="ce11"/>
          <table:table-cell table:style-name="ce28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 table:style-name="ce11"/>
          <table:table-cell table:style-name="ce36" office:value-type="string" calcext:value-type="string">
            <text:p>FX Return</text:p>
          </table:table-cell>
          <table:table-cell table:style-name="ce36" office:value-type="string" calcext:value-type="string">
            <text:p>FX Return Name</text:p>
          </table:table-cell>
          <table:table-cell table:style-name="ce36" office:value-type="string" calcext:value-type="string">
            <text:p>FX Return Color</text:p>
          </table:table-cell>
          <table:table-cell table:style-name="ce11" table:number-columns-repeated="16345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Dca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Au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Au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tx1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Mtx1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Ret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Dca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Au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Au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Mtx2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Mtx2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Ret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Dca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u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Au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p3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Grp3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tx3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Mtx3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Ret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Dca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Au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Au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p4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Grp4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Mtx4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Mtx4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Ret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Dca5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Grp5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Grp5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tx5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Mtx5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Ret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Dca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Au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Au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Grp6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Grp6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Mtx6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Mtx6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Ret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Dca7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Au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Au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Grp7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Grp7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Ret7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Dca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Au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Au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Grp8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Grp8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t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Mt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Ret8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Dca9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Au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Au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Mtx9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Mtx9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Ret9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Dca1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Au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Au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Grp10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Grp10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tx10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Mtx10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Ret10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Dca1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Au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Au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Grp11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Grp11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Mtx11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Mtx11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Ret1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Dca1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Au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Au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Grp12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Grp12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tx12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Mtx12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Ret1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Dca1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Grp13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Grp13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Mtx13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Mtx13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Ret1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Dca1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Au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Au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Grp14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Grp14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Mtx14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Mtx14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Ret1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Dca15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Au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Au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Grp15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Grp15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Ret1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Dca16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Au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Au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Grp16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Grp16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Mtx16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Mtx16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Ret1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Dca17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ux1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Aux1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Mtx17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Mtx1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Dca1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Aux1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Aux1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Grp18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Grp18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Mtx18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Mtx1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Dca19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ux1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Aux1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Grp19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Grp19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tx19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Mtx1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Dca2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Aux2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Aux2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Grp20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Grp20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Mtx20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Mtx2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Dca2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Grp21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Grp21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Mtx21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Mtx2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Dca2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Aux2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Aux2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Grp22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Grp22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tx22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Mtx2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Dca2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Aux2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Aux2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Grp23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Grp23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Dca2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Aux2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Aux2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Grp24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Grp24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Mtx24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Mtx2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4">
          <table:table-cell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Aux2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Aux2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Mtx25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Mtx2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4">
          <table:table-cell table:number-columns-repeated="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Aux2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Aux2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Grp26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Grp26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tx26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Mtx2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4">
          <table:table-cell table:number-columns-repeated="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Aux2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Aux2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Grp27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Grp27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tx27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Mtx2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4">
          <table:table-cell table:number-columns-repeated="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Aux2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Aux2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Grp28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Grp28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tx28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Mtx2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4">
          <table:table-cell table:number-columns-repeated="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Grp29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Grp29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tx29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Mtx2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4">
          <table:table-cell table:number-columns-repeated="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Aux3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Aux3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Grp30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Grp30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tx30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Mtx3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4">
          <table:table-cell table:number-columns-repeated="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Aux3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Aux3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Grp31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Grp31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4">
          <table:table-cell table:number-columns-repeated="4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Aux3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3"/>
          <table:table-cell table:style-name="ce31" table:content-validation-name="val1"/>
          <table:table-cell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Grp3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3"/>
          <table:table-cell table:style-name="ce31" table:content-validation-name="val1"/>
          <table:table-cell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Mtx3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3"/>
          <table:table-cell table:style-name="ce34" table:content-validation-name="val1"/>
          <table:table-cell table:number-columns-repeated="2"/>
          <table:table-cell table:style-name="ce30"/>
          <table:table-cell table:number-columns-repeated="9"/>
        </table:table-row>
        <table:table-row table:style-name="ro4">
          <table:table-cell table:number-columns-repeated="4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Aux3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Grp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Mtx3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6"/>
          <table:table-cell table:style-name="ce35" table:content-validation-name="val1"/>
          <table:table-cell table:number-columns-repeated="9"/>
        </table:table-row>
        <table:table-row table:style-name="ro4">
          <table:table-cell table:number-columns-repeated="4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Aux3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Grp3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Mtx3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6"/>
          <table:table-cell table:style-name="ce30"/>
          <table:table-cell table:number-columns-repeated="9"/>
        </table:table-row>
        <table:table-row table:style-name="ro4">
          <table:table-cell table:number-columns-repeated="4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Aux3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Grp3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Mtx3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Aux3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Grp3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Mtx3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Aux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Grp3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Mtx3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Aux3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Grp3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Mtx3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Aux3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Grp3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Mtx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Aux4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Grp4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Mtx4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Aux4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Grp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Mtx4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Aux4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Grp4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Mtx4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Aux4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Grp4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Mtx4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Aux4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Grp4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Mtx4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Aux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Grp4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Mtx4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Aux4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Grp4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Mtx4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Aux4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Grp4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Mtx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Aux4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Grp4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Mtx4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Aux4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Grp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Mtx4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Aux5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Grp5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Mtx5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Aux5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Grp5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Mtx5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Aux5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Grp5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Mtx5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Aux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Grp5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Mtx5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Aux5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Grp5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Mtx5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Aux5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Grp5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Mtx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Aux5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Grp5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Mtx5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Aux5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Grp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Mtx5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Aux5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Grp5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Mtx5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Aux5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Grp5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Mtx5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Aux6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Grp6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Mtx6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Aux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Grp6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Mtx6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4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Aux6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Grp6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Mtx6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4">
          <table:table-cell table:number-columns-repeated="5"/>
          <table:table-cell table:style-name="ce30"/>
          <table:table-cell table:style-name="ce31" table:content-validation-name="val1"/>
          <table:table-cell table:number-columns-repeated="6"/>
          <table:table-cell table:style-name="ce30"/>
          <table:table-cell table:style-name="ce31" table:content-validation-name="val1"/>
          <table:table-cell table:number-columns-repeated="7"/>
          <table:table-cell table:style-name="ce31" table:content-validation-name="val1"/>
          <table:table-cell table:number-columns-repeated="16"/>
        </table:table-row>
        <table:table-row table:style-name="ro4">
          <table:table-cell table:number-columns-repeated="6"/>
          <table:table-cell table:style-name="ce31" table:content-validation-name="val1"/>
          <table:table-cell table:number-columns-repeated="7"/>
          <table:table-cell table:style-name="ce31" table:content-validation-name="val1"/>
          <table:table-cell table:number-columns-repeated="7"/>
          <table:table-cell table:style-name="ce31" table:content-validation-name="val1"/>
          <table:table-cell table:number-columns-repeated="16"/>
        </table:table-row>
        <table:table-row table:style-name="ro4" table:number-rows-repeated="1048510">
          <table:table-cell table:number-columns-repeated="39"/>
        </table:table-row>
        <table:table-row table:style-name="ro4">
          <table:table-cell table:number-columns-repeated="39"/>
        </table:table-row>
        <calcext:conditional-formats>
          <calcext:conditional-format calcext:target-range-address="Groups.C2:Groups.C25 Groups.G2:Groups.G65 Groups.K2:Groups.K33 Groups.O2:Groups.O65 Groups.S2:Groups.S33 Groups.W2:Groups.W65 Groups.AA2:Groups.AA33 Groups.AE2:Groups.AE17 Groups.AM2:Groups.AM17 Groups.AI2:Groups.AI17">
            <calcext:condition calcext:apply-style-name="ConditionalStyle_8" calcext:value="=&quot;purple&quot;" calcext:base-cell-address="Groups.C2"/>
            <calcext:condition calcext:apply-style-name="ConditionalStyle_9" calcext:value="=&quot;light blue&quot;" calcext:base-cell-address="Groups.C2"/>
            <calcext:condition calcext:apply-style-name="ConditionalStyle_10" calcext:value="=&quot;green&quot;" calcext:base-cell-address="Groups.C2"/>
            <calcext:condition calcext:apply-style-name="ConditionalStyle_11" calcext:value="=&quot;red&quot;" calcext:base-cell-address="Groups.C2"/>
            <calcext:condition calcext:apply-style-name="ConditionalStyle_12" calcext:value="=&quot;black&quot;" calcext:base-cell-address="Groups.C2"/>
            <calcext:condition calcext:apply-style-name="ConditionalStyle_13" calcext:value="=&quot;yellow&quot;" calcext:base-cell-address="Groups.C2"/>
            <calcext:condition calcext:apply-style-name="ConditionalStyle_14" calcext:value="=&quot;blue&quot;" calcext:base-cell-address="Groups.C2"/>
          </calcext:conditional-format>
          <calcext:conditional-format calcext:target-range-address="Groups.AD34:Groups.AD34">
            <calcext:condition calcext:apply-style-name="ConditionalStyle_15" calcext:value="=&quot;purple&quot;" calcext:base-cell-address="Groups.AD34"/>
            <calcext:condition calcext:apply-style-name="ConditionalStyle_16" calcext:value="=&quot;light blue&quot;" calcext:base-cell-address="Groups.AD34"/>
            <calcext:condition calcext:apply-style-name="ConditionalStyle_17" calcext:value="=&quot;green&quot;" calcext:base-cell-address="Groups.AD34"/>
            <calcext:condition calcext:apply-style-name="ConditionalStyle_18" calcext:value="=&quot;red&quot;" calcext:base-cell-address="Groups.AD34"/>
            <calcext:condition calcext:apply-style-name="ConditionalStyle_19" calcext:value="=&quot;black&quot;" calcext:base-cell-address="Groups.AD34"/>
            <calcext:condition calcext:apply-style-name="ConditionalStyle_20" calcext:value="=&quot;yellow&quot;" calcext:base-cell-address="Groups.AD34"/>
            <calcext:condition calcext:apply-style-name="ConditionalStyle_21" calcext:value="=&quot;blue&quot;" calcext:base-cell-address="Groups.AD34"/>
          </calcext:conditional-format>
        </calcext:conditional-formats>
      </table:table>
      <table:table table:name="Misc" table:style-name="ta4"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1" table:number-columns-repeated="16381"/>
        <table:table-row table:style-name="ro4"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Value</text:p>
          </table:table-cell>
          <table:table-cell table:style-name="ce37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ockets" style:display-name="PageStyle_Socke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sc" style:display-name="PageStyle_Mis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6-03T17:38:11.160980318</dc:date>
    <meta:editing-cycles>203</meta:editing-cycles>
    <meta:editing-duration>PT15M21S</meta:editing-duration>
    <meta:generator>LibreOffice/7.4.2.3$MacOSX_X86_64 LibreOffice_project/382eef1f22670f7f4118c8c2dd222ec7ad009daf</meta:generator>
    <meta:document-statistic meta:table-count="4" meta:cell-count="3293" meta:object-count="0"/>
    <meta:user-defined meta:name="AppVersion">15.0000</meta:user-defined>
  </office:meta>
</office:document-meta>
</file>